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officeooo:paragraph-rsid="00199fe7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paragraph-rsid="0018f1ec" style:font-size-asian="12pt" style:font-size-complex="12pt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sans-serif" fo:font-size="12pt" officeooo:paragraph-rsid="00199fe7" style:font-size-asian="12pt" style:font-size-complex="12pt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officeooo:paragraph-rsid="001b5193" style:font-size-asian="14pt" style:font-size-complex="14pt"/>
    </style:style>
    <style:style style:name="T1" style:family="text">
      <style:text-properties style:font-name="sans-serif" fo:font-size="12pt" style:font-size-asian="12pt" style:font-size-complex="12pt"/>
    </style:style>
    <style:style style:name="T2" style:family="text">
      <style:text-properties style:font-name="sans-serif" fo:font-size="12pt" officeooo:rsid="00199fe7" style:font-size-asian="12pt" style:font-size-complex="12pt"/>
    </style:style>
    <style:style style:name="T3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59R_mcid0"/><text:line-break/><text:span text:style-name="T1">LE TRAVAIL A EFFECTUER</text:span></text:p>
      <text:p text:style-name="P1"><text:bookmark text:name="page59R_mcid1"/><text:bookmark text:name="page59R_mcid2"/><text:span text:style-name="T3"><text:line-break/></text:span><text:span text:style-name="T1">PHASE </text:span><text:span text:style-name="T2">1</text:span><text:bookmark text:name="page59R_mcid3"/><text:span text:style-name="T3"><text:line-break/></text:span></text:p>
      <text:p text:style-name="P1"><text:span text:style-name="T1">III.1.1</text:span><text:span text:style-name="T3"> </text:span><text:span text:style-name="T1">Implémenter la base</text:span></text:p>
      <text:p text:style-name="P3"/>
      <text:p text:style-name="P1"><text:span text:style-name="T1">Certaines tâches peuvent être réalisées au moyen du langage LDD, mais aussi grâce aux assistants graphiques : testez les 2</text:span><text:span text:style-name="T3"> </text:span><text:span text:style-name="T1">manières de faire.</text:span></text:p>
      <text:p text:style-name="P3"/>
      <text:p text:style-name="P1"><text:span text:style-name="T1">En utilisant MariaDB et HeidiSQL</text:span><text:span text:style-name="T3"> </text:span><text:span text:style-name="T1">:</text:span><text:bookmark text:name="page59R_mcid8"/><text:bookmark text:name="page59R_mcid7"/><text:span text:style-name="T3"><text:line-break/></text:span></text:p>
      <text:p text:style-name="P1"><text:span text:style-name="T1">1)</text:span><text:span text:style-name="T3"> </text:span><text:span text:style-name="T1">Créer la base de données PAPYRUS avec les paramètres par défaut.</text:span></text:p>
      <text:p text:style-name="P3"/>
      <text:p text:style-name="P4"><text:span text:style-name="T1">2)</text:span><text:span text:style-name="T3"> </text:span><text:span text:style-name="T1">Faites un inventaire des contraintes à implémenter par type de contraintes et compléter la base de données.</text:span></text:p>
      <text:p text:style-name="P4"><text:bookmark text:name="page59R_mcid11"/><text:span text:style-name="T3"><text:line-break/></text:span><text:span text:style-name="T1">Pour les contraintes de clé étrangères, réfléchissez au cas par cas aux actions à entreprendre en cas de suppression ou de mise à jour.</text:span></text:p>
      <text:p text:style-name="P3"/>
      <text:p text:style-name="P1"><text:span text:style-name="T1">3)</text:span><text:span text:style-name="T3"> </text:span><text:span text:style-name="T1">Créez un index sur la colonne NUMFOU de la table ENTCOM.</text:span><text:bookmark text:name="page59R_mcid16"/><text:bookmark text:name="page59R_mcid15"/><text:bookmark text:name="page59R_mcid14"/><text:span text:style-name="T3"><text:line-break/></text:span></text:p>
      <text:p text:style-name="P1"><text:span text:style-name="T1">III.1.</text:span><text:span text:style-name="T2">2</text:span><text:span text:style-name="T3"> </text:span><text:span text:style-name="T1">Le script</text:span></text:p>
      <text:p text:style-name="P3"/>
      <text:p text:style-name="P1"><text:span text:style-name="T1">Pour générer le script de la base,</text:span><text:span text:style-name="T3"> </text:span><text:span text:style-name="T1">clic</text:span><text:span text:style-name="T3"> </text:span><text:span text:style-name="T1">droit</text:span><text:span text:style-name="T3"> </text:span><text:span text:style-name="T1">sur la base concernée, sélectionner</text:span><text:span text:style-name="T3"><text:line-break/></text:span></text:p>
      <text:p text:style-name="P1"><text:span text:style-name="T1">Exporter la base</text:span><text:span text:style-name="T3"> </text:span><text:span text:style-name="T1">de données en SQL.</text:span><text:bookmark text:name="page59R_mcid20"/><text:bookmark text:name="page59R_mcid19"/><text:span text:style-name="T3"><text:line-break/></text:span></text:p>
      <text:p text:style-name="P1"><text:span text:style-name="T1">Conservez les valeurs par défaut</text:span><text:span text:style-name="T3"> </text:span><text:span text:style-name="T1">et exportez votre base, puis testez le résulta</text:span><text:span text:style-name="T2">t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6:05:34.024162998</meta:creation-date>
    <dc:date>2023-03-10T11:47:42.497956574</dc:date>
    <meta:editing-duration>PT3H38M51S</meta:editing-duration>
    <meta:editing-cycles>4</meta:editing-cycles>
    <meta:generator>LibreOffice/7.4.4.2$Linux_X86_64 LibreOffice_project/40$Build-2</meta:generator>
    <meta:document-statistic meta:table-count="0" meta:image-count="0" meta:object-count="0" meta:page-count="1" meta:paragraph-count="13" meta:word-count="142" meta:character-count="824" meta:non-whitespace-character-count="687"/>
  </office:meta>
</office:document-meta>
</file>